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219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58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219cm"/>
    </style:style>
    <style:style style:name="co7" style:family="table-column">
      <style:table-column-properties fo:break-before="auto" style:column-width="3.03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3.443cm"/>
    </style:style>
    <style:style style:name="co12" style:family="table-column">
      <style:table-column-properties fo:break-before="auto" style:column-width="1.81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3.852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Таблица1" table:style-name="ta1">
        <table:shapes>
          <draw:frame draw:z-index="0" draw:style-name="gr1" draw:text-style-name="P1" svg:width="15.999cm" svg:height="8.999cm" svg:x="0cm" svg:y="5.473cm">
            <draw:object draw:notify-on-update-of-ranges="Таблица1.G2:Таблица1.G11 Таблица1.H1:Таблица1.H1 Таблица1.H2:Таблица1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D1, м</text:p>
          </table:table-cell>
          <table:table-cell table:style-name="ce1" office:value-type="string" calcext:value-type="string">
            <text:p>D2, м</text:p>
          </table:table-cell>
          <table:table-cell table:style-name="ce1" office:value-type="string" calcext:value-type="string">
            <text:p><text:s/>N</text:p>
          </table:table-cell>
          <table:table-cell table:style-name="ce1" office:value-type="string" calcext:value-type="string">
            <text:p><text:s/>t, c </text:p>
          </table:table-cell>
          <table:table-cell table:style-name="ce1" office:value-type="string" calcext:value-type="string">
            <text:p>T=t/N, c</text:p>
          </table:table-cell>
          <table:table-cell table:style-name="ce1" office:value-type="string" calcext:value-type="string">
            <text:p>X = l2, м2</text:p>
          </table:table-cell>
          <table:table-cell table:style-name="ce1" office:value-type="string" calcext:value-type="string">
            <text:p><text:s/>Y = T2, c2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0.025" calcext:value-type="float">
            <text:p>0,03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2.927" calcext:value-type="float">
            <text:p>12,927</text:p>
          </table:table-cell>
          <table:table-cell table:style-name="ce6" table:formula="of:=[.E2]/[.D2]" office:value-type="float" office:value="1.2927" calcext:value-type="float">
            <text:p>1,2927</text:p>
          </table:table-cell>
          <table:table-cell table:style-name="ce6" table:formula="of:=([.B2]^2)+([.C2]^2)" office:value-type="float" office:value="0.00125" calcext:value-type="float">
            <text:p>0,0013</text:p>
          </table:table-cell>
          <table:table-cell table:style-name="ce2" table:formula="of:=[.F2]^2" office:value-type="float" office:value="1.67107329" calcext:value-type="float">
            <text:p>1,67107329</text:p>
          </table:table-cell>
          <table:table-cell table:formula="of:=(MAX([.H2:.H11])-MIN([.H2:.H11]))/13" office:value-type="float" office:value="0.482875323076923" calcext:value-type="float">
            <text:p>0,482875323076923</text:p>
          </table:table-cell>
          <table:table-cell table:formula="of:=(MAX([.G2:.G11])-MIN([.G2:.G11]))/17" office:value-type="float" office:value="0.00135" calcext:value-type="float">
            <text:p>0,00135</text:p>
          </table:table-cell>
          <table:table-cell table:style-name="ce1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4" office:value-type="float" office:value="0.03" calcext:value-type="float">
            <text:p>0,03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3.353" calcext:value-type="float">
            <text:p>13,353</text:p>
          </table:table-cell>
          <table:table-cell table:style-name="ce6" table:formula="of:=[.E3]/[.D3]" office:value-type="float" office:value="1.3353" calcext:value-type="float">
            <text:p>1,3353</text:p>
          </table:table-cell>
          <table:table-cell table:style-name="ce6" table:formula="of:=([.B3]^2)+([.C3]^2)" office:value-type="float" office:value="0.0018" calcext:value-type="float">
            <text:p>0,0018</text:p>
          </table:table-cell>
          <table:table-cell table:style-name="ce2" table:formula="of:=[.F3]^2" office:value-type="float" office:value="1.78302609" calcext:value-type="float">
            <text:p>1,78302609</text:p>
          </table:table-cell>
          <table:table-cell table:number-columns-repeated="2"/>
          <table:table-cell table:formula="of:=[.K2]+0.5" office:value-type="float" office:value="0.5" calcext:value-type="float">
            <text:p>0,5</text:p>
          </table:table-cell>
          <table:table-cell table:formula="of:=[.L2]+0.002" office:value-type="float" office:value="0.002" calcext:value-type="float">
            <text:p>0,002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B3]+0.01" office:value-type="float" office:value="0.04" calcext:value-type="float">
            <text:p>0,04</text:p>
          </table:table-cell>
          <table:table-cell table:style-name="ce4" table:formula="of:=[.C3]+0.01" office:value-type="float" office:value="0.04" calcext:value-type="float">
            <text:p>0,04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4.573" calcext:value-type="float">
            <text:p>14,573</text:p>
          </table:table-cell>
          <table:table-cell table:style-name="ce6" table:formula="of:=[.E4]/[.D4]" office:value-type="float" office:value="1.4573" calcext:value-type="float">
            <text:p>1,4573</text:p>
          </table:table-cell>
          <table:table-cell table:style-name="ce6" table:formula="of:=([.B4]^2)+([.C4]^2)" office:value-type="float" office:value="0.0032" calcext:value-type="float">
            <text:p>0,0032</text:p>
          </table:table-cell>
          <table:table-cell table:style-name="ce2" table:formula="of:=[.F4]^2" office:value-type="float" office:value="2.12372329" calcext:value-type="float">
            <text:p>2,12372329</text:p>
          </table:table-cell>
          <table:table-cell table:number-columns-repeated="2"/>
          <table:table-cell table:formula="of:=[.K3]+0.5" office:value-type="float" office:value="1" calcext:value-type="float">
            <text:p>1</text:p>
          </table:table-cell>
          <table:table-cell table:formula="of:=[.L3]+0.002" office:value-type="float" office:value="0.004" calcext:value-type="float">
            <text:p>0,004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B4]+0.01" office:value-type="float" office:value="0.05" calcext:value-type="float">
            <text:p>0,05</text:p>
          </table:table-cell>
          <table:table-cell table:style-name="ce4" table:formula="of:=[.C4]+0.01" office:value-type="float" office:value="0.05" calcext:value-type="float">
            <text:p>0,0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6.126" calcext:value-type="float">
            <text:p>16,126</text:p>
          </table:table-cell>
          <table:table-cell table:style-name="ce6" table:formula="of:=[.E5]/[.D5]" office:value-type="float" office:value="1.6126" calcext:value-type="float">
            <text:p>1,6126</text:p>
          </table:table-cell>
          <table:table-cell table:style-name="ce6" table:formula="of:=([.B5]^2)+([.C5]^2)" office:value-type="float" office:value="0.005" calcext:value-type="float">
            <text:p>0,0050</text:p>
          </table:table-cell>
          <table:table-cell table:style-name="ce2" table:formula="of:=[.F5]^2" office:value-type="float" office:value="2.60047876" calcext:value-type="float">
            <text:p>2,60047876</text:p>
          </table:table-cell>
          <table:table-cell table:number-columns-repeated="2"/>
          <table:table-cell table:formula="of:=[.K4]+0.5" office:value-type="float" office:value="1.5" calcext:value-type="float">
            <text:p>1,5</text:p>
          </table:table-cell>
          <table:table-cell table:formula="of:=[.L4]+0.002" office:value-type="float" office:value="0.006" calcext:value-type="float">
            <text:p>0,006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[.B5]+0.01" office:value-type="float" office:value="0.06" calcext:value-type="float">
            <text:p>0,06</text:p>
          </table:table-cell>
          <table:table-cell table:style-name="ce4" table:formula="of:=[.C5]+0.01" office:value-type="float" office:value="0.06" calcext:value-type="float">
            <text:p>0,06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7.915" calcext:value-type="float">
            <text:p>17,915</text:p>
          </table:table-cell>
          <table:table-cell table:style-name="ce6" table:formula="of:=[.E6]/[.D6]" office:value-type="float" office:value="1.7915" calcext:value-type="float">
            <text:p>1,7915</text:p>
          </table:table-cell>
          <table:table-cell table:style-name="ce6" table:formula="of:=([.B6]^2)+([.C6]^2)" office:value-type="float" office:value="0.0072" calcext:value-type="float">
            <text:p>0,0072</text:p>
          </table:table-cell>
          <table:table-cell table:style-name="ce2" table:formula="of:=[.F6]^2" office:value-type="float" office:value="3.20947225" calcext:value-type="float">
            <text:p>3,20947225</text:p>
          </table:table-cell>
          <table:table-cell table:number-columns-repeated="2"/>
          <table:table-cell table:formula="of:=[.K5]+0.5" office:value-type="float" office:value="2" calcext:value-type="float">
            <text:p>2</text:p>
          </table:table-cell>
          <table:table-cell table:formula="of:=[.L5]+0.002" office:value-type="float" office:value="0.008" calcext:value-type="float">
            <text:p>0,008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[.B6]+0.01" office:value-type="float" office:value="0.07" calcext:value-type="float">
            <text:p>0,07</text:p>
          </table:table-cell>
          <table:table-cell table:style-name="ce4" table:formula="of:=[.C6]+0.01" office:value-type="float" office:value="0.07" calcext:value-type="float">
            <text:p>0,07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9.794" calcext:value-type="float">
            <text:p>19,794</text:p>
          </table:table-cell>
          <table:table-cell table:style-name="ce6" table:formula="of:=[.E7]/[.D7]" office:value-type="float" office:value="1.9794" calcext:value-type="float">
            <text:p>1,9794</text:p>
          </table:table-cell>
          <table:table-cell table:style-name="ce6" table:formula="of:=([.B7]^2)+([.C7]^2)" office:value-type="float" office:value="0.0098" calcext:value-type="float">
            <text:p>0,0098</text:p>
          </table:table-cell>
          <table:table-cell table:style-name="ce2" table:formula="of:=[.F7]^2" office:value-type="float" office:value="3.91802436" calcext:value-type="float">
            <text:p>3,91802436</text:p>
          </table:table-cell>
          <table:table-cell table:number-columns-repeated="2"/>
          <table:table-cell table:formula="of:=[.K6]+0.5" office:value-type="float" office:value="2.5" calcext:value-type="float">
            <text:p>2,5</text:p>
          </table:table-cell>
          <table:table-cell table:formula="of:=[.L6]+0.002" office:value-type="float" office:value="0.01" calcext:value-type="float">
            <text:p>0,01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[.B7]+0.01" office:value-type="float" office:value="0.08" calcext:value-type="float">
            <text:p>0,08</text:p>
          </table:table-cell>
          <table:table-cell table:style-name="ce4" table:formula="of:=[.C7]+0.01" office:value-type="float" office:value="0.08" calcext:value-type="float">
            <text:p>0,0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21.952" calcext:value-type="float">
            <text:p>21,952</text:p>
          </table:table-cell>
          <table:table-cell table:style-name="ce6" table:formula="of:=[.E8]/[.D8]" office:value-type="float" office:value="2.1952" calcext:value-type="float">
            <text:p>2,1952</text:p>
          </table:table-cell>
          <table:table-cell table:style-name="ce6" table:formula="of:=([.B8]^2)+([.C8]^2)" office:value-type="float" office:value="0.0128" calcext:value-type="float">
            <text:p>0,0128</text:p>
          </table:table-cell>
          <table:table-cell table:style-name="ce2" table:formula="of:=[.F8]^2" office:value-type="float" office:value="4.81890304" calcext:value-type="float">
            <text:p>4,81890304</text:p>
          </table:table-cell>
          <table:table-cell table:number-columns-repeated="2"/>
          <table:table-cell table:formula="of:=[.K7]+0.5" office:value-type="float" office:value="3" calcext:value-type="float">
            <text:p>3</text:p>
          </table:table-cell>
          <table:table-cell table:formula="of:=[.L7]+0.002" office:value-type="float" office:value="0.012" calcext:value-type="float">
            <text:p>0,012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[.B8]+0.01" office:value-type="float" office:value="0.09" calcext:value-type="float">
            <text:p>0,09</text:p>
          </table:table-cell>
          <table:table-cell table:style-name="ce4" table:formula="of:=[.C8]+0.01" office:value-type="float" office:value="0.09" calcext:value-type="float">
            <text:p>0,0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23.946" calcext:value-type="float">
            <text:p>23,946</text:p>
          </table:table-cell>
          <table:table-cell table:style-name="ce6" table:formula="of:=[.E9]/[.D9]" office:value-type="float" office:value="2.3946" calcext:value-type="float">
            <text:p>2,3946</text:p>
          </table:table-cell>
          <table:table-cell table:style-name="ce6" table:formula="of:=([.B9]^2)+([.C9]^2)" office:value-type="float" office:value="0.0162" calcext:value-type="float">
            <text:p>0,0162</text:p>
          </table:table-cell>
          <table:table-cell table:style-name="ce2" table:formula="of:=[.F9]^2" office:value-type="float" office:value="5.73410916" calcext:value-type="float">
            <text:p>5,73410916</text:p>
          </table:table-cell>
          <table:table-cell table:number-columns-repeated="2"/>
          <table:table-cell table:formula="of:=[.K8]+0.5" office:value-type="float" office:value="3.5" calcext:value-type="float">
            <text:p>3,5</text:p>
          </table:table-cell>
          <table:table-cell table:formula="of:=[.L8]+0.002" office:value-type="float" office:value="0.014" calcext:value-type="float">
            <text:p>0,014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[.B9]+0.01" office:value-type="float" office:value="0.1" calcext:value-type="float">
            <text:p>0,10</text:p>
          </table:table-cell>
          <table:table-cell table:style-name="ce4" table:formula="of:=[.C9]+0.01" office:value-type="float" office:value="0.1" calcext:value-type="float">
            <text:p>0,1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25.994" calcext:value-type="float">
            <text:p>25,994</text:p>
          </table:table-cell>
          <table:table-cell table:style-name="ce6" table:formula="of:=[.E10]/[.D10]" office:value-type="float" office:value="2.5994" calcext:value-type="float">
            <text:p>2,5994</text:p>
          </table:table-cell>
          <table:table-cell table:style-name="ce6" table:formula="of:=([.B10]^2)+([.C10]^2)" office:value-type="float" office:value="0.02" calcext:value-type="float">
            <text:p>0,0200</text:p>
          </table:table-cell>
          <table:table-cell table:style-name="ce2" table:formula="of:=[.F10]^2" office:value-type="float" office:value="6.75688036" calcext:value-type="float">
            <text:p>6,75688036</text:p>
          </table:table-cell>
          <table:table-cell table:number-columns-repeated="2"/>
          <table:table-cell table:formula="of:=[.K9]+0.5" office:value-type="float" office:value="4" calcext:value-type="float">
            <text:p>4</text:p>
          </table:table-cell>
          <table:table-cell table:formula="of:=[.L9]+0.002" office:value-type="float" office:value="0.016" calcext:value-type="float">
            <text:p>0,016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formula="of:=[.B10]+0.01" office:value-type="float" office:value="0.11" calcext:value-type="float">
            <text:p>0,11</text:p>
          </table:table-cell>
          <table:table-cell table:style-name="ce4" table:formula="of:=[.C10]+0.01" office:value-type="float" office:value="0.11" calcext:value-type="float">
            <text:p>0,11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28.193" calcext:value-type="float">
            <text:p>28,193</text:p>
          </table:table-cell>
          <table:table-cell table:style-name="ce6" table:formula="of:=[.E11]/[.D11]" office:value-type="float" office:value="2.8193" calcext:value-type="float">
            <text:p>2,8193</text:p>
          </table:table-cell>
          <table:table-cell table:style-name="ce6" table:formula="of:=([.B11]^2)+([.C11]^2)" office:value-type="float" office:value="0.0242" calcext:value-type="float">
            <text:p>0,0242</text:p>
          </table:table-cell>
          <table:table-cell table:style-name="ce2" table:formula="of:=[.F11]^2" office:value-type="float" office:value="7.94845249" calcext:value-type="float">
            <text:p>7,94845249</text:p>
          </table:table-cell>
          <table:table-cell table:number-columns-repeated="2"/>
          <table:table-cell table:formula="of:=[.K10]+0.5" office:value-type="float" office:value="4.5" calcext:value-type="float">
            <text:p>4,5</text:p>
          </table:table-cell>
          <table:table-cell table:formula="of:=[.L10]+0.002" office:value-type="float" office:value="0.018" calcext:value-type="float">
            <text:p>0,018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[.K11]+0.5" office:value-type="float" office:value="5" calcext:value-type="float">
            <text:p>5</text:p>
          </table:table-cell>
          <table:table-cell table:formula="of:=[.L11]+0.002" office:value-type="float" office:value="0.02" calcext:value-type="float">
            <text:p>0,0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[.K12]+0.5" office:value-type="float" office:value="5.5" calcext:value-type="float">
            <text:p>5,5</text:p>
          </table:table-cell>
          <table:table-cell table:formula="of:=[.L12]+0.002" office:value-type="float" office:value="0.022" calcext:value-type="float">
            <text:p>0,02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[.K13]+0.5" office:value-type="float" office:value="6" calcext:value-type="float">
            <text:p>6</text:p>
          </table:table-cell>
          <table:table-cell table:formula="of:=[.L13]+0.002" office:value-type="float" office:value="0.024" calcext:value-type="float">
            <text:p>0,02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14]+0.002" office:value-type="float" office:value="0.026" calcext:value-type="float">
            <text:p>0,02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15]+0.002" office:value-type="float" office:value="0.028" calcext:value-type="float">
            <text:p>0,028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16]+0.002" office:value-type="float" office:value="0.03" calcext:value-type="float">
            <text:p>0,0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17]+0.002" office:value-type="float" office:value="0.032" calcext:value-type="float">
            <text:p>0,032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18]+0.002" office:value-type="float" office:value="0.034" calcext:value-type="float">
            <text:p>0,034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аблица2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8" table:number-columns-repeated="1015" table:default-cell-style-name="ce3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Xi, м^2</text:p>
          </table:table-cell>
          <table:table-cell table:style-name="ce1" office:value-type="string" calcext:value-type="string">
            <text:p>Xj, м^2</text:p>
          </table:table-cell>
          <table:table-cell table:style-name="ce1" office:value-type="string" calcext:value-type="string">
            <text:p>Yi, с^2</text:p>
          </table:table-cell>
          <table:table-cell table:style-name="ce1" office:value-type="string" calcext:value-type="string">
            <text:p>Yj, с^2</text:p>
          </table:table-cell>
          <table:table-cell table:style-name="ce1" office:value-type="string" calcext:value-type="string">
            <text:p>aij=∆Y/∆X, c2/м2</text:p>
          </table:table-cell>
          <table:table-cell table:style-name="ce1" office:value-type="string" calcext:value-type="string">
            <text:p>aij-&lt; a&gt;, c2/м2 </text:p>
          </table:table-cell>
          <table:table-cell table:style-name="ce1" office:value-type="string" calcext:value-type="string">
            <text:p>(aij-&lt; a&gt;)2, c4/м4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[$Таблица1.G2]" office:value-type="float" office:value="0.00125" calcext:value-type="float">
            <text:p>0,0013</text:p>
          </table:table-cell>
          <table:table-cell table:style-name="ce6" table:formula="of:=[$Таблица1.G7]" office:value-type="float" office:value="0.0098" calcext:value-type="float">
            <text:p>0,0098</text:p>
          </table:table-cell>
          <table:table-cell table:style-name="ce6" table:formula="of:=[$Таблица1.H2]" office:value-type="float" office:value="1.67107329" calcext:value-type="float">
            <text:p>1,6711</text:p>
          </table:table-cell>
          <table:table-cell table:style-name="ce6" table:formula="of:=[$Таблица1.H7]" office:value-type="float" office:value="3.91802436" calcext:value-type="float">
            <text:p>3,9180</text:p>
          </table:table-cell>
          <table:table-cell table:style-name="ce6" table:formula="of:=([.F2]-[.E2])/([.D2]-[.C2])" office:value-type="float" office:value="262.801294736842" calcext:value-type="float">
            <text:p>262,8013</text:p>
          </table:table-cell>
          <table:table-cell table:style-name="ce6" table:formula="of:=[.G2]-[.$G$8]" office:value-type="float" office:value="-11.6725216436815" calcext:value-type="float">
            <text:p>-11,6725</text:p>
          </table:table-cell>
          <table:table-cell table:style-name="ce6" table:formula="of:=[.H2]^2" office:value-type="float" office:value="136.247761522213" calcext:value-type="float">
            <text:p>136,247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formula="of:=[$Таблица1.G3]" office:value-type="float" office:value="0.0018" calcext:value-type="float">
            <text:p>0,0018</text:p>
          </table:table-cell>
          <table:table-cell table:style-name="ce6" table:formula="of:=[$Таблица1.G8]" office:value-type="float" office:value="0.0128" calcext:value-type="float">
            <text:p>0,0128</text:p>
          </table:table-cell>
          <table:table-cell table:style-name="ce6" table:formula="of:=[$Таблица1.H3]" office:value-type="float" office:value="1.78302609" calcext:value-type="float">
            <text:p>1,7830</text:p>
          </table:table-cell>
          <table:table-cell table:style-name="ce6" table:formula="of:=[$Таблица1.H8]" office:value-type="float" office:value="4.81890304" calcext:value-type="float">
            <text:p>4,8189</text:p>
          </table:table-cell>
          <table:table-cell table:style-name="ce6" table:formula="of:=([.F3]-[.E3])/([.D3]-[.C3])" office:value-type="float" office:value="275.988813636364" calcext:value-type="float">
            <text:p>275,9888</text:p>
          </table:table-cell>
          <table:table-cell table:style-name="ce6" table:formula="of:=[.G3]-[.$G$8]" office:value-type="float" office:value="1.51499725584017" calcext:value-type="float">
            <text:p>1,5150</text:p>
          </table:table-cell>
          <table:table-cell table:style-name="ce6" table:formula="of:=[.H3]^2" office:value-type="float" office:value="2.29521668520325" calcext:value-type="float">
            <text:p>2,2952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formula="of:=[$Таблица1.G4]" office:value-type="float" office:value="0.0032" calcext:value-type="float">
            <text:p>0,0032</text:p>
          </table:table-cell>
          <table:table-cell table:style-name="ce6" table:formula="of:=[$Таблица1.G9]" office:value-type="float" office:value="0.0162" calcext:value-type="float">
            <text:p>0,0162</text:p>
          </table:table-cell>
          <table:table-cell table:style-name="ce6" table:formula="of:=[$Таблица1.H4]" office:value-type="float" office:value="2.12372329" calcext:value-type="float">
            <text:p>2,1237</text:p>
          </table:table-cell>
          <table:table-cell table:style-name="ce6" table:formula="of:=[$Таблица1.H9]" office:value-type="float" office:value="5.73410916" calcext:value-type="float">
            <text:p>5,7341</text:p>
          </table:table-cell>
          <table:table-cell table:style-name="ce6" table:formula="of:=([.F4]-[.E4])/([.D4]-[.C4])" office:value-type="float" office:value="277.72199" calcext:value-type="float">
            <text:p>277,7220</text:p>
          </table:table-cell>
          <table:table-cell table:style-name="ce6" table:formula="of:=[.G4]-[.$G$8]" office:value-type="float" office:value="3.24817361947646" calcext:value-type="float">
            <text:p>3,2482</text:p>
          </table:table-cell>
          <table:table-cell table:style-name="ce6" table:formula="of:=[.H4]^2" office:value-type="float" office:value="10.5506318622628" calcext:value-type="float">
            <text:p>10,5506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formula="of:=[$Таблица1.G5]" office:value-type="float" office:value="0.005" calcext:value-type="float">
            <text:p>0,0050</text:p>
          </table:table-cell>
          <table:table-cell table:style-name="ce6" table:formula="of:=[$Таблица1.G10]" office:value-type="float" office:value="0.02" calcext:value-type="float">
            <text:p>0,0200</text:p>
          </table:table-cell>
          <table:table-cell table:style-name="ce6" table:formula="of:=[$Таблица1.H5]" office:value-type="float" office:value="2.60047876" calcext:value-type="float">
            <text:p>2,6005</text:p>
          </table:table-cell>
          <table:table-cell table:style-name="ce6" table:formula="of:=[$Таблица1.H10]" office:value-type="float" office:value="6.75688036" calcext:value-type="float">
            <text:p>6,7569</text:p>
          </table:table-cell>
          <table:table-cell table:style-name="ce6" table:formula="of:=([.F5]-[.E5])/([.D5]-[.C5])" office:value-type="float" office:value="277.09344" calcext:value-type="float">
            <text:p>277,0934</text:p>
          </table:table-cell>
          <table:table-cell table:style-name="ce6" table:formula="of:=[.G5]-[.$G$8]" office:value-type="float" office:value="2.61962361947656" calcext:value-type="float">
            <text:p>2,6196</text:p>
          </table:table-cell>
          <table:table-cell table:style-name="ce6" table:formula="of:=[.H5]^2" office:value-type="float" office:value="6.86242790771945" calcext:value-type="float">
            <text:p>6,8624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formula="of:=[$Таблица1.G6]" office:value-type="float" office:value="0.0072" calcext:value-type="float">
            <text:p>0,0072</text:p>
          </table:table-cell>
          <table:table-cell table:style-name="ce6" table:formula="of:=[$Таблица1.G11]" office:value-type="float" office:value="0.0242" calcext:value-type="float">
            <text:p>0,0242</text:p>
          </table:table-cell>
          <table:table-cell table:style-name="ce6" table:formula="of:=[$Таблица1.H6]" office:value-type="float" office:value="3.20947225" calcext:value-type="float">
            <text:p>3,2095</text:p>
          </table:table-cell>
          <table:table-cell table:style-name="ce6" table:formula="of:=[$Таблица1.H11]" office:value-type="float" office:value="7.94845249" calcext:value-type="float">
            <text:p>7,9485</text:p>
          </table:table-cell>
          <table:table-cell table:style-name="ce6" table:formula="of:=([.F6]-[.E6])/([.D6]-[.C6])" office:value-type="float" office:value="278.763543529412" calcext:value-type="float">
            <text:p>278,7635</text:p>
          </table:table-cell>
          <table:table-cell table:style-name="ce6" table:formula="of:=[.G6]-[.$G$8]" office:value-type="float" office:value="4.2897271488884" calcext:value-type="float">
            <text:p>4,2897</text:p>
          </table:table-cell>
          <table:table-cell table:style-name="ce6" table:formula="of:=[.H6]^2" office:value-type="float" office:value="18.4017590119102" calcext:value-type="float">
            <text:p>18,401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7" office:value-type="string" calcext:value-type="string">
            <text:p>&lt;a&gt;</text:p>
          </table:table-cell>
          <table:table-cell/>
          <table:table-cell table:style-name="ce17" office:value-type="string" calcext:value-type="string">
            <text:p>Ʃ(aij-&lt; a&gt;)^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2:.G6])/COUNT([.G2:.G6])" office:value-type="float" office:value="274.473816380524" calcext:value-type="float">
            <text:p>274,473816380524</text:p>
          </table:table-cell>
          <table:table-cell/>
          <table:table-cell table:formula="of:=SUM([.I2:.I6])" office:value-type="float" office:value="174.357796989309" calcext:value-type="float">
            <text:p>174,357796989309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l1</text:p>
          </table:table-cell>
          <table:table-cell table:style-name="ce18" table:formula="of:=0.132" office:value-type="float" office:value="0.132" calcext:value-type="float">
            <text:p>0,132</text:p>
          </table:table-cell>
          <table:table-cell table:style-name="ce18" office:value-type="string" calcext:value-type="string">
            <text:p>м</text:p>
          </table:table-cell>
          <table:table-cell table:style-name="ce19" office:value-type="string" calcext:value-type="string">
            <text:p>∆l1</text:p>
          </table:table-cell>
          <table:table-cell table:style-name="ce18" table:formula="of:=0.001" office:value-type="float" office:value="0.001" calcext:value-type="float">
            <text:p>0,001</text:p>
          </table:table-cell>
          <table:table-cell table:style-name="ce18" office:value-type="string" calcext:value-type="string">
            <text:p>м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l2</text:p>
          </table:table-cell>
          <table:table-cell table:style-name="ce18" office:value-type="float" office:value="0.123" calcext:value-type="float">
            <text:p>0,123</text:p>
          </table:table-cell>
          <table:table-cell table:style-name="ce18" office:value-type="string" calcext:value-type="string">
            <text:p>м</text:p>
          </table:table-cell>
          <table:table-cell table:style-name="ce19" office:value-type="string" calcext:value-type="string">
            <text:p>∆l2</text:p>
          </table:table-cell>
          <table:table-cell table:style-name="ce18" table:formula="of:=0.001" office:value-type="float" office:value="0.001" calcext:value-type="float">
            <text:p>0,001</text:p>
          </table:table-cell>
          <table:table-cell table:style-name="ce18" office:value-type="string" calcext:value-type="string">
            <text:p>м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8" office:value-type="float" office:value="0.2" calcext:value-type="float">
            <text:p>0,2</text:p>
          </table:table-cell>
          <table:table-cell table:style-name="ce18" office:value-type="string" calcext:value-type="string">
            <text:p>кг</text:p>
          </table:table-cell>
          <table:table-cell table:style-name="ce19" office:value-type="string" calcext:value-type="string">
            <text:p><text:span text:style-name="T1">∆</text:span>m</text:p>
          </table:table-cell>
          <table:table-cell table:style-name="ce18" table:formula="of:=0.001" office:value-type="float" office:value="0.001" calcext:value-type="float">
            <text:p>0,001</text:p>
          </table:table-cell>
          <table:table-cell table:style-name="ce18" office:value-type="string" calcext:value-type="string">
            <text:p>кг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</text:p>
          </table:table-cell>
          <table:table-cell table:style-name="ce18" table:formula="of:=0.0007" office:value-type="float" office:value="0.0007" calcext:value-type="float">
            <text:p>0,0007</text:p>
          </table:table-cell>
          <table:table-cell table:style-name="ce18" office:value-type="string" calcext:value-type="string">
            <text:p>м</text:p>
          </table:table-cell>
          <table:table-cell table:style-name="ce19" office:value-type="string" calcext:value-type="string">
            <text:p><text:span text:style-name="T1">∆</text:span>D</text:p>
          </table:table-cell>
          <table:table-cell table:style-name="ce18" table:formula="of:=0.00001" office:value-type="float" office:value="0.00001" calcext:value-type="float">
            <text:p>0,00001</text:p>
          </table:table-cell>
          <table:table-cell table:style-name="ce18" office:value-type="string" calcext:value-type="string">
            <text:p>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formula="of:=(128*3.14*[.B15]*[.B14]*[.B16])/([.G8] *([.B17]^4) * ([.B14]+[.B15]))" office:value-type="float" office:value="77663220304.6267" calcext:value-type="float">
            <text:p>77663220304,6267</text:p>
          </table:table-cell>
          <table:table-cell table:formula="of:=[.B20]/(10 ^ 10)" office:value-type="float" office:value="7.76632203046267" calcext:value-type="float">
            <text:p>7,76632203046267</text:p>
          </table:table-cell>
          <table:table-cell table:number-columns-repeated="1021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7" office:value-type="string" calcext:value-type="string">
            <text:p>δl2</text:p>
          </table:table-cell>
          <table:table-cell table:formula="of:=[.E15]/[.B15]" office:value-type="float" office:value="0.00813008130081301" calcext:value-type="float">
            <text:p>0,0081300813008130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δl1</text:p>
          </table:table-cell>
          <table:table-cell table:formula="of:=[.E14]/[.B14]" office:value-type="float" office:value="0.00757575757575758" calcext:value-type="float">
            <text:p>0,00757575757575758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δD</text:p>
          </table:table-cell>
          <table:table-cell table:formula="of:=[.E17]/[.B17]" office:value-type="float" office:value="0.0142857142857143" calcext:value-type="float">
            <text:p>0,014285714285714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δa</text:p>
          </table:table-cell>
          <table:table-cell/>
          <table:table-cell table:style-name="ce17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δm</text:p>
          </table:table-cell>
          <table:table-cell table:formula="of:=[.E16]/[.B16]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δG</text:p>
          </table:table-cell>
          <table:table-cell table:formula="of:=SQRT(([.B26]^2) + ([.B25]^2) + ((4 * [.B24])^2) + ((([.B15]*[.B23])/([.B14]+[.B15])) ^ 2 ) + ((([.B14]*[.B22])/([.B14]+[.B15])) ^ 2 ))" office:value-type="float" office:value="0.0576313352113306" calcext:value-type="float">
            <text:p>0,0576313352113306</text:p>
          </table:table-cell>
          <table:table-cell table:number-columns-repeated="1022"/>
        </table:table-row>
        <table:table-row table:style-name="ro1">
          <table:table-cell/>
          <table:table-cell table:formula="of:=[.B27]*[.B20]" office:value-type="float" office:value="4475835082.96736" calcext:value-type="float">
            <text:p>4475835082,96736</text:p>
          </table:table-cell>
          <table:table-cell table:formula="of:=[.B28]/(10^10)" office:value-type="float" office:value="0.447583508296736" calcext:value-type="float">
            <text:p>0,447583508296736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7:52:42.287205789</meta:creation-date>
    <dc:date>2023-12-07T13:11:11.496584083</dc:date>
    <meta:editing-duration>PT14H59M41S</meta:editing-duration>
    <meta:editing-cycles>9</meta:editing-cycles>
    <meta:generator>LibreOffice/7.3.7.2$Linux_X86_64 LibreOffice_project/30$Build-2</meta:generator>
    <meta:document-statistic meta:table-count="2" meta:cell-count="2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Зависимость Y от X</text:p>
        </chart:title>
        <chart:legend chart:legend-position="end" svg:x="12.91cm" svg:y="4.201cm" style:legend-expansion="high" chart:style-name="ch3"/>
        <chart:plot-area chart:style-name="ch4" table:cell-range-address="Таблица1.G2:Таблица1.H11 Таблица1.H1:Таблица1.H1" chart:data-source-has-labels="row" svg:x="1.331cm" svg:y="1.275cm" svg:width="11.259cm" svg:height="6.564cm">
          <chart:coordinate-region svg:x="1.847cm" svg:y="1.474cm" svg:width="10.226cm" svg:height="5.718cm"/>
          <chart:axis chart:dimension="x" chart:name="primary-x" chart:style-name="ch5">
            <chart:title svg:x="6.797cm" svg:y="8.019cm" chart:style-name="ch6">
              <text:p>X</text:p>
            </chart:title>
          </chart:axis>
          <chart:axis chart:dimension="y" chart:name="primary-y" chart:style-name="ch7">
            <chart:title svg:x="0.451cm" svg:y="4.72cm" chart:style-name="ch8">
              <text:p>Y</text:p>
            </chart:title>
            <chart:grid chart:style-name="ch9" chart:class="major"/>
          </chart:axis>
          <chart:series chart:style-name="ch10" chart:values-cell-range-address="Таблица1.H2:Таблица1.H11" chart:label-cell-address="Таблица1.H1:Таблица1.H1" chart:class="chart:scatter">
            <chart:domain table:cell-range-address="Таблица1.G2:Таблица1.G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 Y = T2, c2</text:p>
                <draw:g>
                  <svg:desc>Таблица1.H1:Таблица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25">
                <text:p>0.00125</text:p>
                <draw:g>
                  <svg:desc>Таблица1.G2:Таблица1.G11</svg:desc>
                </draw:g>
              </table:table-cell>
              <table:table-cell office:value-type="float" office:value="1.67107329">
                <text:p>1.67107329</text:p>
                <draw:g>
                  <svg:desc>Таблица1.H2:Таблица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8">
                <text:p>0.0018</text:p>
              </table:table-cell>
              <table:table-cell office:value-type="float" office:value="1.78302609">
                <text:p>1.78302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">
                <text:p>0.0032</text:p>
              </table:table-cell>
              <table:table-cell office:value-type="float" office:value="2.12372329">
                <text:p>2.12372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2.60047876">
                <text:p>2.60047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2">
                <text:p>0.0072</text:p>
              </table:table-cell>
              <table:table-cell office:value-type="float" office:value="3.20947225">
                <text:p>3.20947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8">
                <text:p>0.0098</text:p>
              </table:table-cell>
              <table:table-cell office:value-type="float" office:value="3.91802436">
                <text:p>3.91802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8">
                <text:p>0.0128</text:p>
              </table:table-cell>
              <table:table-cell office:value-type="float" office:value="4.81890304">
                <text:p>4.81890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2">
                <text:p>0.0162</text:p>
              </table:table-cell>
              <table:table-cell office:value-type="float" office:value="5.73410916">
                <text:p>5.73410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6.75688036">
                <text:p>6.75688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42">
                <text:p>0.0242</text:p>
              </table:table-cell>
              <table:table-cell office:value-type="float" office:value="7.94845249">
                <text:p>7.94845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